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8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8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19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23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2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S LAB 12</text:p>
      <text:p text:style-name="P2"/>
      <text:p text:style-name="P3">Name: rabia<text:tab/><text:tab/><text:tab/>ID: FA17-BECE-2001</text:p>
      <text:p text:style-name="P4"/>
      <text:p text:style-name="P5">Task1:</text:p>
      <text:p text:style-name="Standard"><text:span text:style-name="T6"><draw:frame draw:z-index="251658240" draw:style-name="a0" draw:name="Image1" text:anchor-type="paragraph" svg:x="0in" svg:y="0in" svg:width="6.6929in" svg:height="1.9744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<draw:frame draw:z-index="251659264" draw:style-name="a1" draw:name="Image2" text:anchor-type="paragraph" svg:x="0in" svg:y="0in" svg:width="6.6929in" svg:height="0.712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8"><draw:frame draw:z-index="2" draw:style-name="a2" draw:name="Image3" text:anchor-type="paragraph" svg:x="0.0134in" svg:y="0in" svg:width="5.5835in" svg:height="1.1772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TASK2:</text:p>
      <text:p text:style-name="P16"/>
      <text:p text:style-name="Standard"><text:span text:style-name="T17"><draw:frame draw:z-index="3" draw:style-name="a3" draw:name="Image4" text:anchor-type="paragraph" svg:x="0in" svg:y="0in" svg:width="6.6929in" svg:height="1.8354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8"><draw:frame draw:z-index="4" draw:style-name="a4" draw:name="Image5" text:anchor-type="paragraph" svg:x="0in" svg:y="0in" svg:width="6.6929in" svg:height="2.0382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19"><draw:frame draw:z-index="5" draw:style-name="a5" draw:name="Image6" text:anchor-type="paragraph" svg:x="0in" svg:y="0in" svg:width="5.7709in" svg:height="1.1146in" style:rel-width="scale" style:rel-height="scale"><draw:image xlink:href="media/image6.png" xlink:type="simple" xlink:show="embed" xlink:actuate="onLoad"/><svg:title/><svg:desc/></draw:frame></text:span></text:p>
      <text:p text:style-name="P20">TASK3:</text:p>
      <text:p text:style-name="P21"/>
      <text:p text:style-name="Standard"><text:span text:style-name="T22"><draw:frame draw:z-index="6" draw:style-name="a6" draw:name="Image7" text:anchor-type="paragraph" svg:x="0in" svg:y="0in" svg:width="6.6929in" svg:height="2.5138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23"><draw:frame draw:z-index="7" draw:style-name="a7" draw:name="Image8" text:anchor-type="paragraph" svg:x="0in" svg:y="0in" svg:width="6.6929in" svg:height="1.7882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4"><draw:frame draw:z-index="8" draw:style-name="a8" draw:name="Image9" text:anchor-type="paragraph" svg:x="0in" svg:y="0in" svg:width="6.0102in" svg:height="1.4374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hail</meta:initial-creator>
    <dc:creator>Sohail</dc:creator>
    <meta:creation-date>2020-01-06T17:37:00Z</meta:creation-date>
    <dc:date>2020-01-06T17:37:00Z</dc:date>
    <meta:template xlink:href="Normal" xlink:type="simple"/>
    <meta:editing-cycles>2</meta:editing-cycles>
    <meta:editing-duration>PT0S</meta:editing-duration>
    <meta:document-statistic meta:page-count="2" meta:paragraph-count="1" meta:word-count="13" meta:character-count="91" meta:row-count="1" meta:non-whitespace-character-count="79"/>
  </office:meta>
</office:document-meta>
</file>